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iffanny Alexa Varela Banegas</text:p>
      <text:p text:style-name="Preformatted_20_Text"/>
      <text:p text:style-name="Preformatted_20_Text">11811146</text:p>
      <text:p text:style-name="Standard">https://github.com/TiffannyVarela/P3ExamenII_TiffannyVare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7:06:20.807937797</meta:creation-date>
    <dc:date>2019-06-21T07:07:06.839703724</dc:date>
    <meta:editing-duration>PT47S</meta:editing-duration>
    <meta:editing-cycles>1</meta:editing-cycles>
    <meta:document-statistic meta:table-count="0" meta:image-count="0" meta:object-count="0" meta:page-count="1" meta:paragraph-count="3" meta:word-count="6" meta:character-count="96" meta:non-whitespace-character-count="93"/>
    <meta:generator>LibreOffice/6.0.7.3$Linux_X86_64 LibreOffice_project/00m0$Build-3</meta:generator>
  </office:meta>
</office:document-meta>
</file>